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bold" style:font-name-asian="Arial" style:font-size-asian="12pt" style:font-weight-asian="bold" style:font-name-complex="Mangal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6" style:family="table-cell" style:parent-style-name="Default">
      <style:text-properties style:font-name="Arial" style:font-name-asian="Arial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1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14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6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L by Department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1009" table:default-cell-style-name="ce6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L by Department'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'PL by Department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20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20"/>
          <table:table-cell table:number-columns-repeated="3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9"/>
          <table:table-cell table:number-columns-repeated="3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Profit and Loss by Department</text:p>
          </table:table-cell>
          <table:table-cell table:style-name="ce1" table:number-columns-repeated="3"/>
          <table:table-cell table:style-name="Default"/>
          <table:table-cell table:style-name="ce1" table:number-columns-repeated="1015"/>
          <table:table-cell table:number-columns-repeated="3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9"/>
          <table:table-cell table:number-columns-repeated="3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9"/>
          <table:table-cell table:number-columns-repeated="3"/>
        </table:table-row>
        <table:table-row table:style-name="ro1">
          <table:table-cell table:style-name="ce1" table:number-columns-repeated="1021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Unclassified</text:p>
          </table:table-cell>
          <table:table-cell table:style-name="ce1" office:value-type="string" calcext:value-type="string">
            <text:p><text:a xlink:href="python://if%20test=%22page.get('analytic_account',False)%22" xlink:type="simple">if test="page['analytic_account']"</text:a></text:p>
          </table:table-cell>
          <table:table-cell table:style-name="ce10" office:value-type="string" calcext:value-type="string">
            <text:p><text:a xlink:href="python://for%20each=%22x%20in%20page['analytic_account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3" office:value-type="string" calcext:value-type="string">
            <text:p><text:a xlink:href="python:///for" xlink:type="simple">x end</text:a></text:p>
          </table:table-cell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ce13" table:number-columns-repeated="2"/>
          <table:table-cell table:style-name="ce15"/>
          <table:table-cell table:style-name="ce17" table:number-columns-repeated="4"/>
          <table:table-cell table:style-name="ce1" table:number-columns-repeated="1005"/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3" table:number-columns-repeated="6"/>
          <table:table-cell table:style-name="ce12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3" table:number-columns-repeated="6"/>
          <table:table-cell table:style-name="ce12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9" office:value-type="string" calcext:value-type="string">
            <text:p><text:a xlink:href="python://'%25.2f'%20%25%20line['balance']" xlink:type="simple">balance</text:a></text:p>
          </table:table-cell>
          <table:table-cell table:style-name="ce11" office:value-type="string" calcext:value-type="string">
            <text:p><text:a xlink:href="python://if%20test=%22line.get('unclassified',False)%22" xlink:type="simple">if unclassified</text:a> <text:a xlink:href="python://'%25.2f'%20%25%20line['unclassified']" xlink:type="simple">unclassified</text:a> <text:span text:style-name="T1"><text:a xlink:href="python:///if" xlink:type="simple">end if</text:a></text:span></text:p>
          </table:table-cell>
          <table:table-cell table:style-name="ce1" office:value-type="string" calcext:value-type="string">
            <text:p><text:a xlink:href="python://if%20test=%22line.get('analytic_account_dic',False)%22" xlink:type="simple">if test="line['analytic_account_dic']"</text:a></text:p>
          </table:table-cell>
          <table:table-cell table:style-name="ce10" office:value-type="string" calcext:value-type="string">
            <text:p><text:a xlink:href="python://for%20each=%22x%20in%20line['analytic_account_dic'].values()%22" xlink:type="simple">x start</text:a></text:p>
          </table:table-cell>
          <table:table-cell table:style-name="ce9" office:value-type="string" calcext:value-type="string">
            <text:p><text:a xlink:href="python://'%25.2f'%20%25%20x" xlink:type="simple">x</text:a></text:p>
          </table:table-cell>
          <table:table-cell table:style-name="ce3" office:value-type="string" calcext:value-type="string">
            <text:p><text:a xlink:href="python:///for" xlink:type="simple">x end</text:a></text:p>
          </table:table-cell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10" table:number-columns-repeated="2"/>
          <table:table-cell table:style-name="ce1"/>
          <table:table-cell table:style-name="ce10" table:number-columns-repeated="2"/>
          <table:table-cell table:style-name="ce3"/>
          <table:table-cell table:style-name="ce4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python:///for" xlink:type="simple">order_line end</text:a></text:p>
          </table:table-cell>
          <table:table-cell table:style-name="ce3" table:number-columns-repeated="6"/>
          <table:table-cell table:style-name="ce12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1"><text:a xlink:href="python:///if" xlink:type="simple">end if</text:a></text:span></text:p>
          </table:table-cell>
          <table:table-cell table:style-name="ce7" table:number-columns-repeated="6"/>
          <table:table-cell table:style-name="ce12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3"/>
        </table:table-row>
        <table:table-row table:style-name="ro1">
          <table:table-cell table:style-name="ce1" table:number-columns-repeated="1021"/>
          <table:table-cell table:number-columns-repeated="3"/>
        </table:table-row>
        <table:table-row table:style-name="ro1">
          <table:table-cell table:style-name="ce5" office:value-type="string" calcext:value-type="string">
            <text:p><text:a xlink:href="python:///for" xlink:type="simple">get_pages end</text:a></text:p>
          </table:table-cell>
          <table:table-cell table:style-name="ce1" table:number-columns-repeated="1020"/>
          <table:table-cell table:number-columns-repeated="3"/>
        </table:table-row>
        <table:table-row table:style-name="ro1" table:number-rows-repeated="65432">
          <table:table-cell table:style-name="ce1" table:number-columns-repeated="1021"/>
          <table:table-cell table:number-columns-repeated="3"/>
        </table:table-row>
        <table:table-row table:style-name="ro1" table:number-rows-repeated="9831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00/00/00</text:date>, <text:time style:data-style-name="N2" text:time-value="0000-00-00T00:00:01.99204876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5-01T11:11:11.593000000</dc:date>
    <meta:editing-duration>P1DT7H11M57S</meta:editing-duration>
    <meta:editing-cycles>824</meta:editing-cycles>
    <meta:generator>LibreOffice/4.1.3.2$Windows_x86 LibreOffice_project/70feb7d99726f064edab4605a8ab840c50ec57a</meta:generator>
    <meta:document-statistic meta:table-count="1" meta:cell-count="32" meta:object-count="2"/>
  </office:meta>
</office:document-meta>
</file>